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text-position="0% 100%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1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Judaism--Dietary law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3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raham, Moses, Onkelo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3">[Note: The number "27" is written in pencil and circled in the top right corner of the page.]</text:p>
      <text:p text:style-name="P3"/>
      <text:p text:style-name="P2">An explanatory lecture about eating meat &amp; butter/</text:p>
      <text:p text:style-name="P2"/>
      <text:p text:style-name="P3">[Page 1]</text:p>
      <text:p text:style-name="P3">My brethren! <text:s/>A few weeks ago I was asked, how I could reconcile/ the action of Abraham our father, recorded at the commencement/ of this weeks' Parash<text:span text:style-name="T1">á</text:span><text:span text:style-name="T2">, with the ordinance which forbids not only/ the preparing of animal food with any milky substance, but the/ partaking separately thereof at the same meal. <text:s/>My reply was/ the simplest and most unsophisticated. <text:s/>I said, that when the/ patriarch offered simultaneously to the three supposed wayfarers/ the flesh of a tender calf and cream, no law had yet interdicted it./ <text:s/>My querist however did not appear satisfied, but argued that if/ the prohibition, as now existing, was really of divine origin, the/ angels who are supernal intelligences, ought to have paid it/ proper regard, though it had not been communicated to/ human beings. <text:s/>I then rejoined that the celestial messenger/ having assumed a corporeal aspect, had necessarily to conform/ with the usages prevailing among the men of that age. <text:s/>But as/ while engaged in the subject, my attention was suddenly diverted from/</text:span></text:p>
      <text:p text:style-name="P6"/>
      <text:p text:style-name="P6">[Page 2]</text:p>
      <text:p text:style-name="P3"><text:span text:style-name="T2">it, I have deemed it fit to resume its discussion for general/ instruction. <text:s/>I will therefore, ere I proceed, admit with all/ candour, that the law in question does not, according to its literal/ construction, allow </text:span><text:soft-page-break/><text:span text:style-name="T2">the wide scope given it by the Rabbins./ <text:s/>That they extended it for wise purposes I am fully convinced; that/ in this as in many other instances the Teachers of Israel aimed at/ guarding against too close a </text:span><text:span text:style-name="T4">familiarity</text:span><text:span text:style-name="T6"> communion with the gentile world,/ is my firm opinion, but while my respect for their pious intentions/ urges me to counsel a strict adherence to their prescriptions, when/ I undertake to explain the import of the Biblical injunction,/ I must be guided chiefly by the light which the context throws/ upon it. <text:s/>Lend me then your kind attention. <text:s/>Three times in/ the Pentateuch a sentence occurs which has been thus rendered/ in the vernacular "Thou shalt not seethe the kid in its mother's/ milk." <text:s/>But if we refer to the passage wherewith it/ is connected, we shall perceive that twice in the book/</text:span></text:p>
      <text:p text:style-name="P7"/>
      <text:p text:style-name="P7">[Page 3]</text:p>
      <text:p text:style-name="P7">of Exodus it immediately follows the command of offering to/ God the first ripe fruits of the land. <text:s/>This fact has sug-/-gested the idea that the prohibition had in view the prevention of/ a custom exercised among the ancients at the harvest-season./ <text:s/>It is not improbable that the heathens considered it meritorious/ to offer them at the shrines of their numerous idols, also the firstlings/ of their cattle, boiled in the milk drawn from their mother./ <text:s/>But Holy Writ which deprecate any assimilation with gentile practices,/ does therefore express itself in these terms "The beginning of the/ first ripe fruits of thy land, thou shalt bring to the house of the/ Lord thy God," that is, whereas other people present the increase of/ their soil to the false deities, with whose altars the earth is replete,/ thou, who worshippest One only God, shalt convey your solely/ to the place He has chosen to hallow with His Divinity./ <text:s/>Nor shalt that token of your gratitude to Providence be accom-/-panied with a rite which the heathens performs at that period./</text:p>
      <text:p text:style-name="P7"/>
      <text:p text:style-name="P7">[Page 4]</text:p>
      <text:p text:style-name="P7">That shalt not take the young from under its parent, and/ prepare it as food with the very milk that nature had/ provided for its sustenance [Hebrew]/ [Hebrew]--The law of Sinai, my dear friends! which/ designs to render us human even towards the dumb creation,/ contains various directions to that effect. <text:s/>For example:/ we are forbid to slaughter on the same day an animal with/ its offspring. <text:s/>Likewise we are emphatically warned not to/ to[sic!] seize upon the dam while hatching her young. <text:s/>Not/ to plough[sic!] the ground with two animals of unequal strength/ bound together. <text:s/>And other precepts of the same character,/ will be found interspersed throughout the heavenly pages./ <text:s/>Now, I conceive that the prescription touching the case at/ issue, has the identical tendency as the above. <text:s/>Although/ we have been permitted the destruction of animal life for/ our nutriment, as well as for the divine service, we should/</text:p>
      <text:p text:style-name="P7"/>
      <text:p text:style-name="P7">[Page 5]</text:p>
      <text:p text:style-name="P7">not do so with wanton recklessness. <text:s/>It might be thought that/ since the kid had been killed, it matters not what sort of/ liquid is used in dressing it, but the deliberate action of drawing/ for that purpose its mother's milk, betokens a want of that/ tenderness of feelings which ought to harbour in the human breast./ <text:s/>Hence, I believe to have arisen the prohibition so written in the/ Pentateuch [Hebrew]. <text:s/>But that ordinance,/ in order to effect the object of the Legislator, must needs bear a general/ application. <text:s/>It cannot possibly be restricted to the mere case/ contemplated in the text. <text:s/>Therefore have the Rabbins asserted/ that not only the newly born goat, but all other animals are/ included in the Biblical behest. <text:s/>Nor let any one suppose that/ the idea they have advanced is a bare assumption, for it is, on/ the contrary, a truth supported by scriptural authority. <text:s/>We could/ cite many instances in which the law is evidently meant to/ be general, though specifically stated, but one will suffice/</text:p>
      <text:p text:style-name="P7"/>
      <text:p text:style-name="P7">[Page 6]</text:p>
      <text:p text:style-name="P7">our purpose. <text:s/>Among the statutes registered in the twenty first/ chapter of Exodus we read the following: If a man openeth a/ pit or diggeth a pit, and covereth it not, so that an ox/ or an ass falleth <text:soft-page-break/>therein, the owner of the pit shall pay, he shall/ return the equivalent money to the owner of the animals "Can it, my/ friends ever be imagined that because the inspired writer framed/ the ordinance in those words, the sentence applies exclusively to the/ injury effected by that particular cause and to those particular objects/ therein mentioned? <text:s/>Will it not, on the contrary, be readily under-/-stood that any detriment occasioned to our neighbour's property/ by heedlessness evinced in a manner similar to that pointed out/ in the cited passage, would subject the offender to the same/ penalty? <text:s/>It being most undoubtedly so, we must arrive, by/ the same process of reasoning, at the conclusion that whether/ an Israelite prepares for food the flesh of a kid or that of any/ other suckling animal with the milk of its parent, his trespass/</text:p>
      <text:p text:style-name="P7"/>
      <text:p text:style-name="P7">[Page 7]</text:p>
      <text:p text:style-name="P7">is equally grievous. <text:s/>Now, my Brethren! <text:s/>It was to preclude/ the possibility of our infringing unwittingly on the divine behest,/ as well as to raise a higher barrier between the gentile practices and/ our own, that the Sages have extended the prohibition to the mixture/ of any meat with a milky substance. <text:s/>In deference to the righteous/ aim they had in view, have all their restrictions, upon this score, been/ accepted every where by the people of Israel, and we possess unmis-/-takable evidences that as far back as at least nineteen centuries/ ago the belief had already been rooted in the mind of our nation,/ that to contravene the Rabbinical directors in this respect, would/ be tantamount to violating the scriptural command. <text:s/>For, Onkelos/ the Roman proselyte, who wrote during the beginning of the/ vulgar era, translated the verse [Hebrew] in the/ Chaldaic language [Hebrew] "Ye shall not eat meat/ with milk" showing that a universal practice had attached/ that <text:span text:style-name="T3">sense</text:span> wide sense to the original prohibition./</text:p>
      <text:p text:style-name="P7"/>
      <text:p text:style-name="P7">[Page 8]</text:p>
      <text:p text:style-name="P7"><text:tab/>This much I have said to prove my querist and my audience/ at large, that to advance as an argument against the divinity/ of the statute, the circumstance that the angels who visited/ Abraham did not heed it, is to misapprehend and confound/ facts. <text:s/>First: because the action of the patriarch was not in/ direct antagonism to the ordinance--according to its literal signification--/ as revealed in after-ages at Sinai. <text:s/>Secondly: because were it/ even conceded that it was so, my elucidation must have demon-/-strated that God intended it simply to convey a lesson of humanity/ to the creations of the earth, and consequently as<text:span text:style-name="T7">2</text:span><text:span text:style-name="T8"> such his</text:span><text:span text:style-name="T7">1</text:span><text:span text:style-name="T8"> tuition/ had no weight whatever with respect "to the supernal beings whose/ dwelling-place is not with the mortals" [Hebrew]/ The following allegory of the Talmud will further illustrate my/ position. <text:s/>When Moses ascended mount Sinai to commune/ with the Lord, the angels who surround His throne asked why/ had a son of man been so greatly favored. <text:s/>They were answered/</text:span></text:p>
      <text:p text:style-name="P7"><text:span text:style-name="T8"/></text:p>
      <text:p text:style-name="P7"><text:span text:style-name="T8">[Page 9]</text:span></text:p>
      <text:p text:style-name="P7"><text:span text:style-name="T8">by the Omnipotent that he had been commissioned to receive form heaven/ and impart to earthly beings a code of laws. <text:s/>At this the Seraphic host observed/ that the perishable inhabitants of the world, could not certainly/ be worthy of obtaining so precious a token of celestial regard./ <text:s/>But to silence the opposition, the son of Amram rehearsed the/ Decalogue before the adverse spirits, and thus conclusively showed/ that those only in whose heart lurks an evil propensity can need/ tenets that control the passions and govern the will [Hebrew]/ [Hebrew]/</text:span></text:p>
      <text:p text:style-name="P7"><text:span text:style-name="T8">But in order to complete my disquisition, I must refer also to/ the sentence in Deuteronomy, where the prohibition under discussion/ occurs for the third time. <text:s/>In that instance Holy Writ joins/ it with the rules concerning the quadrupeds and fishes which/ are not permitted as food to the Hebrews. <text:s/>It seems that/ in recapitulating the laws of Leviticus, the inspired leader of/ our ancestors sought to impress us more deeply with the object/</text:span></text:p>
      <text:p text:style-name="P7"><text:span text:style-name="T8"/></text:p>
      <text:p text:style-name="P7"><text:span text:style-name="T8">[Page 10]</text:span></text:p>
      <text:p text:style-name="P7"><text:soft-page-break/><text:span text:style-name="T8">of those peculiar observances. <text:s/>Wherefore </text:span><text:span text:style-name="T5">had</text:span><text:span text:style-name="T8"> after having recalled to/ mind the love of the Eternal for the descendants of Jacob, he concluded/ this "ye shall not eat of any thing that dies of itself, thou shalt/ give it unto the stranger that is in thy gates, and he may eat/ it, or thou mayest sell it unto an alien, for thou art a holy/ people to the Lord thy God: thou shalt not seethe the kid in/ its mother's milk." <text:s/>He purposed thereby to signify that not/ because nay principle of morality was involved in the fulfilment[sic!] of/ those enactments were they enjoined on us, but because they were to/ stand as characteristic marks to prove us the missionaries of/ the Most High [Hebrew]. <text:s/>And although the blending/ of the flesh of a young animal with the milk of its parent could/ not be placed in the category of those viands which were forbid/ by reason of </text:span><text:span text:style-name="T5">sone</text:span><text:span text:style-name="T8"> some inherent impurity, yet, as our abstinence from/ it serves to distinguish us from other people, we should loathe it/ equally as the flesh of a diseased carcass. <text:s/>Hence have the/</text:span></text:p>
      <text:p text:style-name="P7"><text:span text:style-name="T8"/></text:p>
      <text:p text:style-name="P7"><text:span text:style-name="T8">[Page 11]</text:span></text:p>
      <text:p text:style-name="P7"><text:span text:style-name="T8">two prohibitions been designedly connected together in the same/ passage [Hebrew]--./</text:span></text:p>
      <text:p text:style-name="P7"><text:span text:style-name="T8">And here I will seize the opportunity offered to point out the/ grievous error into which those Israelites fall, who maintain that/ they may sit with impurity at tables laden with viands indis-/-criminately prepared, provided they do not partake of the/ flesh of animals declared unclean in the Scriptures. <text:s/>I will not/ dwell at present on the regulations which a well-founded tra-/-dition has laid down for slaughtering the cattle, and extracting/ the blood so repeatedly and so emphatically forbidden in the/ sacred pages, but I will ask whether the passage I have just quoted/ from the fifth book of Moses, is not a sufficient warrant against/ our feeding on the flesh of animals that have not undergone a careful/ examination: Does not common sense, irrespectively of any/ Rabbinical tuition tell us, that if a think that dies of itself is/ prohibited to the Hebrews, that which is liable to die through/</text:span></text:p>
      <text:p text:style-name="P7"><text:span text:style-name="T8"/></text:p>
      <text:p text:style-name="P7"><text:span text:style-name="T8">[Page 12]</text:span></text:p>
      <text:p text:style-name="P7"><text:span text:style-name="T8">some inward disorder, must be comprised in the same rule? <text:s/>But/ how can we convince ourselves that we are not swallowing what/ God has pronounced an abomination to us, unless we have previously/ ascertained its perfection? <text:s/>Say, can we be sure of not violating the/ decree of our Supreme Legislator, when we join at meal</text:span><text:span text:style-name="T5">s</text:span><text:span text:style-name="T8"> those who/ do not scruple to eat the most noxious and sickness-breeding diet?/ <text:s/>No, my friends! <text:s/>To be true to our mission we must abide by the/ salutary directions of our wise preceptors. <text:s/>They have afforded us the/ means of guarding against transgression. <text:s/>Their writings contain what/ will amply suffice to discover if the object we have destined for/ our aliment is fit for him who is bound by the law of Sinai [Hebrew]/ <text:s/>And as we attend to their instruction, we shall promote both our/ physical and moral health. <text:s/>We may not always escape the/ distempers to which human creatures are subject, but we shall/ avert numerous infirmities, while we shall also bear within us/ the satisfaction, that we have not presumptuously deviated from/</text:span></text:p>
      <text:p text:style-name="P7"><text:span text:style-name="T8"/></text:p>
      <text:p text:style-name="P7"><text:span text:style-name="T8">[Page 13]</text:span></text:p>
      <text:p text:style-name="P7"><text:span text:style-name="T8">the line of our religious duties./</text:span></text:p>
      <text:p text:style-name="P7"><text:span text:style-name="T8">And in order to avoid sinning even from ignorance, I would recommend/ exceeding caution in trusting the individuals who furnish Israelites with/ animal flesh; for not unfrequently[sic!] have they been detected in the act/ of abusing our confidence. <text:s/>I am aware that </text:span><text:span text:style-name="T5">the</text:span><text:span text:style-name="T8"> our safest defense from/ such dishonest dealings, is the supervision of our brethren, whose office/ and interest it is to guard their work against being counterfeited. <text:s/>But/ as they are not ubiquitous, nor are they all acting in concert for the wel-/-fare of the Community, it behooves us to exercise our own judgment and/ thus foil the schemes of the deceivers. <text:s/>And let us pray that from/ hence forth and ever more, the boast of every Israelite who resides within/ our borders may be the same as that in which the prophet of old glorified before/ his God, to wit, "behold my soul hath not been polluted, for, from my/ youth up even till now, have I not eaten of that which dieth of itself/ or is torn in pieces, neither came there any abominable </text:span><text:soft-page-break/><text:span text:style-name="T8">flesh into my/ mouth" [Hebrew]/ 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5T15:40:40.11</meta:creation-date>
    <dc:date>2013-02-06T11:44:00.24</dc:date>
    <meta:editing-duration>PT1H3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6" meta:paragraph-count="92" meta:word-count="2471" meta:character-count="14892"/>
  </office:meta>
</office:document-meta>
</file>